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thodMetadata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getReturn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getDeclaring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is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equals( @ Nullable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thodMetadata.SimpleMethodMetadata( String methodName , int access , String declaringClassName , String returnTypeName , Object source , MergedAnnotations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ethodMetadata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isOverrid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hodMeta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